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8996" officeooo:paragraph-rsid="00068996"/>
    </style:style>
    <style:style style:name="P2" style:family="paragraph" style:parent-style-name="Standard">
      <style:text-properties officeooo:rsid="00068996" officeooo:paragraph-rsid="000886e7"/>
    </style:style>
    <style:style style:name="P3" style:family="paragraph" style:parent-style-name="Standard">
      <style:text-properties officeooo:rsid="000886e7" officeooo:paragraph-rsid="000886e7"/>
    </style:style>
    <style:style style:name="T1" style:family="text">
      <style:text-properties officeooo:rsid="000886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dominio Golden</text:p>
      <text:p text:style-name="P1">Web site do Condominio Golden, feito com finalidade de melhorar a prestação de serviço do condominio para os seus clientes.</text:p>
      <text:p text:style-name="P1"/>
      <text:p text:style-name="P1">Funcionalidades:</text:p>
      <text:p text:style-name="P1"/>
      <text:p text:style-name="P1">CLIENTES:</text:p>
      <text:p text:style-name="P1"/>
      <text:p text:style-name="P1">Permite Cadastrar-se</text:p>
      <text:p text:style-name="P1">Permite Login</text:p>
      <text:p text:style-name="P1">Permite ver informações do condominio</text:p>
      <text:p text:style-name="P1">Permite ver informações de Apartamentos</text:p>
      <text:p text:style-name="P1">-fotos</text:p>
      <text:p text:style-name="P1">-categoria</text:p>
      <text:p text:style-name="P1">-preços</text:p>
      <text:p text:style-name="P2">Permite reservar Apartamento</text:p>
      <text:p text:style-name="P2">Permite ver <text:span text:style-name="T1">reservas</text:span></text:p>
      <text:p text:style-name="P1">Permite cancelar reserva</text:p>
      <text:p text:style-name="P3">Permite ver contratos em andamento</text:p>
      <text:p text:style-name="P3">Permite registar denuncias </text:p>
      <text:p text:style-name="P3"/>
      <text:p text:style-name="P3">ADMIN</text:p>
      <text:p text:style-name="P3"/>
      <text:p text:style-name="P3">Permite Login</text:p>
      <text:p text:style-name="P3">Permite CRUD informações do condominio</text:p>
      <text:p text:style-name="P3">Perminte CRUD apartamentos</text:p>
      <text:p text:style-name="P3">Permite ver agendamentos</text:p>
      <text:p text:style-name="P3">Permite gerar contrato</text:p>
      <text:p text:style-name="P3">Permite CRUD posts</text:p>
      <text:p text:style-name="P3">Permite ver denuncia</text:p>
      <text:p text:style-name="P3"/>
      <text:p text:style-name="P3">Gostou do c_goldenFront? </text:p>
      <text:p text:style-name="P3">Deixa uma estrela e me segue</text:p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20:09:08.000157108</meta:creation-date>
    <dc:date>2023-09-11T20:30:16.461168427</dc:date>
    <meta:editing-duration>PT47S</meta:editing-duration>
    <meta:editing-cycles>1</meta:editing-cycles>
    <meta:document-statistic meta:table-count="0" meta:image-count="0" meta:object-count="0" meta:page-count="1" meta:paragraph-count="26" meta:word-count="90" meta:character-count="649" meta:non-whitespace-character-count="583"/>
    <meta:generator>LibreOffice/6.4.7.2$Linux_X86_64 LibreOffice_project/40$Build-2</meta:generator>
  </office:meta>
</office:document-meta>
</file>